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4111" officeooo:paragraph-rsid="001b4111"/>
    </style:style>
    <style:style style:name="P2" style:family="paragraph" style:parent-style-name="Standard">
      <style:text-properties officeooo:rsid="001c8949" officeooo:paragraph-rsid="001c8949"/>
    </style:style>
    <style:style style:name="P3" style:family="paragraph" style:parent-style-name="Standard">
      <style:text-properties officeooo:rsid="001d9365" officeooo:paragraph-rsid="001d9365"/>
    </style:style>
    <style:style style:name="P4" style:family="paragraph" style:parent-style-name="Standard">
      <style:text-properties officeooo:rsid="001efc40" officeooo:paragraph-rsid="001efc40"/>
    </style:style>
    <style:style style:name="P5" style:family="paragraph" style:parent-style-name="Standard">
      <style:text-properties fo:color="#000000" loext:opacity="100%" officeooo:rsid="001efc40" officeooo:paragraph-rsid="001efc40"/>
    </style:style>
    <style:style style:name="P6" style:family="paragraph" style:parent-style-name="Standard">
      <style:text-properties fo:color="#000000" loext:opacity="100%" officeooo:rsid="001fd2f0" officeooo:paragraph-rsid="001fd2f0"/>
    </style:style>
    <style:style style:name="P7" style:family="paragraph" style:parent-style-name="Standard">
      <style:text-properties fo:color="#000000" loext:opacity="100%" officeooo:rsid="001fdd0c" officeooo:paragraph-rsid="001fdd0c"/>
    </style:style>
    <style:style style:name="P8" style:family="paragraph" style:parent-style-name="Standard">
      <style:text-properties fo:color="#000000" loext:opacity="100%" officeooo:rsid="002014fc" officeooo:paragraph-rsid="002014fc"/>
    </style:style>
    <style:style style:name="P9" style:family="paragraph" style:parent-style-name="Standard">
      <style:text-properties fo:color="#000000" loext:opacity="100%" officeooo:rsid="0020b7a2" officeooo:paragraph-rsid="0020b7a2"/>
    </style:style>
    <style:style style:name="P10" style:family="paragraph" style:parent-style-name="Standard">
      <style:text-properties fo:color="#000000" loext:opacity="100%" officeooo:rsid="0021ed88" officeooo:paragraph-rsid="0021ed88"/>
    </style:style>
    <style:style style:name="T1" style:family="text">
      <style:text-properties officeooo:rsid="001c8949"/>
    </style:style>
    <style:style style:name="T2" style:family="text">
      <style:text-properties officeooo:rsid="001d9365"/>
    </style:style>
    <style:style style:name="T3" style:family="text">
      <style:text-properties fo:color="#00a933" loext:opacity="100%"/>
    </style:style>
    <style:style style:name="T4" style:family="text">
      <style:text-properties officeooo:rsid="001efc40"/>
    </style:style>
    <style:style style:name="T5" style:family="text">
      <style:text-properties officeooo:rsid="001fd2f0"/>
    </style:style>
    <style:style style:name="T6" style:family="text">
      <style:text-properties officeooo:rsid="001fdd0c"/>
    </style:style>
    <style:style style:name="T7" style:family="text">
      <style:text-properties officeooo:rsid="0020b7a2"/>
    </style:style>
    <style:style style:name="T8" style:family="text">
      <style:text-properties officeooo:rsid="0021ed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2 :</text:p>
      <text:p text:style-name="P1"/>
      <text:p text:style-name="P1">- <text:span text:style-name="T1">Quelle est la région de France qui consomme le plus de bière ( en % par habitants ) ?</text:span></text:p>
      <text:p text:style-name="P1"/>
      <text:p text:style-name="P2">_ <text:span text:style-name="T3">La Bretagne</text:span></text:p>
      <text:p text:style-name="P2"/>
      <text:p text:style-name="P2">_ Haut<text:span text:style-name="T4">s</text:span> de France</text:p>
      <text:p text:style-name="P2"/>
      <text:p text:style-name="P2">_ Grand Est</text:p>
      <text:p text:style-name="P2"/>
      <text:p text:style-name="P2"/>
      <text:p text:style-name="P2">Question <text:span text:style-name="T2">3 :</text:span></text:p>
      <text:p text:style-name="P2"/>
      <text:p text:style-name="P2">- <text:span text:style-name="T2">Quelle est la composition d’un Monaco ?</text:span></text:p>
      <text:p text:style-name="P2"/>
      <text:p text:style-name="P3">_ grenadine, <text:span text:style-name="T4">eau gazeuse, bière </text:span></text:p>
      <text:p text:style-name="P3"/>
      <text:p text:style-name="P4">_ <text:span text:style-name="T3">grenadine, limonade, bière</text:span></text:p>
      <text:p text:style-name="P4"/>
      <text:p text:style-name="P4">_ 4 2 3 1</text:p>
      <text:p text:style-name="P4"/>
      <text:p text:style-name="P4">Question 4 :</text:p>
      <text:p text:style-name="P4"/>
      <text:p text:style-name="P4">- En moyenne, quel est le prix d’un demi à Paris</text:p>
      <text:p text:style-name="P4"/>
      <text:p text:style-name="P4">_ 9 €</text:p>
      <text:p text:style-name="P4"/>
      <text:p text:style-name="P4">_ 8 €</text:p>
      <text:p text:style-name="P4"/>
      <text:p text:style-name="P4">_ <text:span text:style-name="T3">7 €</text:span></text:p>
      <text:p text:style-name="P5"/>
      <text:p text:style-name="P5">Question 5 :</text:p>
      <text:p text:style-name="P5"/>
      <text:p text:style-name="P5">- <text:span text:style-name="T5">Laquelle de c’est bière n’est pas Belge ?</text:span></text:p>
      <text:p text:style-name="P5"/>
      <text:p text:style-name="P6">_ <text:span text:style-name="T3">Super Bock</text:span></text:p>
      <text:p text:style-name="P6"/>
      <text:p text:style-name="P6">_ Jupiler</text:p>
      <text:p text:style-name="P6"/>
      <text:p text:style-name="P6">_ Chouffe</text:p>
      <text:p text:style-name="P6"/>
      <text:p text:style-name="P6">Question 6 :</text:p>
      <text:p text:style-name="P6"/>
      <text:p text:style-name="P6">- <text:span text:style-name="T6">En Europe et en France, le niveau de protection du houblon est classé comme:</text:span></text:p>
      <text:p text:style-name="P6"/>
      <text:p text:style-name="P7">_ <text:span text:style-name="T3">non préoccupante</text:span></text:p>
      <text:p text:style-name="P7"/>
      <text:p text:style-name="P7">_ préoccupation mineur</text:p>
      <text:p text:style-name="P7"/>
      <text:p text:style-name="P7">_ quasi menacée </text:p>
      <text:p text:style-name="P7"/>
      <text:p text:style-name="P7"/>
      <text:p text:style-name="P7"><text:soft-page-break/>Question 7 :</text:p>
      <text:p text:style-name="P7"/>
      <text:p text:style-name="P7">- <text:s/>La bière blonde se différencie par :</text:p>
      <text:p text:style-name="P7"/>
      <text:p text:style-name="P7">_ Son degrés d’alcool</text:p>
      <text:p text:style-name="P7"/>
      <text:p text:style-name="P7">_ <text:span text:style-name="T3">Sa composition en céréales</text:span></text:p>
      <text:p text:style-name="P7"/>
      <text:p text:style-name="P7">_ Son temps de fermentation du houblon</text:p>
      <text:p text:style-name="P7"/>
      <text:p text:style-name="P8">Question 8 :</text:p>
      <text:p text:style-name="P8"/>
      <text:p text:style-name="P8">- Laquelle de ces bières à le plus faible taux d’alcool ?</text:p>
      <text:p text:style-name="P8"/>
      <text:p text:style-name="P8">_ <text:span text:style-name="T7">A</text:span>ffligem</text:p>
      <text:p text:style-name="P8"/>
      <text:p text:style-name="P8">_ Desperados</text:p>
      <text:p text:style-name="P8"/>
      <text:p text:style-name="P8">_ <text:span text:style-name="T3">Heineken</text:span></text:p>
      <text:p text:style-name="P8"><text:span text:style-name="T3"/></text:p>
      <text:p text:style-name="P8">Question 9 :</text:p>
      <text:p text:style-name="P8"/>
      <text:p text:style-name="P8">- <text:span text:style-name="T7">En général, pour 100g de bière, combien de mg de cholestérol contient-elle ?</text:span></text:p>
      <text:p text:style-name="P8"/>
      <text:p text:style-name="P9">_ <text:span text:style-name="T3">0 mg</text:span></text:p>
      <text:p text:style-name="P9"/>
      <text:p text:style-name="P9">_ 3 mg</text:p>
      <text:p text:style-name="P9"/>
      <text:p text:style-name="P9">_ 6 mg</text:p>
      <text:p text:style-name="P8"/>
      <text:p text:style-name="P9">Question 10 :</text:p>
      <text:p text:style-name="P9"/>
      <text:p text:style-name="P9">- Quel est la marque du pack de bière que Théo s’est enculé lors du per<text:span text:style-name="T8">ce</text:span>nt 2024 ?</text:p>
      <text:p text:style-name="P7"/>
      <text:p text:style-name="P10">_ Leffe</text:p>
      <text:p text:style-name="P10"/>
      <text:p text:style-name="P10">_ <text:span text:style-name="T3">Kronenbourg</text:span></text:p>
      <text:p text:style-name="P10"/>
      <text:p text:style-name="P10">_ 1664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16:46:00.297000000</meta:creation-date>
    <dc:date>2024-11-19T19:12:11.424000000</dc:date>
    <meta:editing-duration>PT1M29S</meta:editing-duration>
    <meta:editing-cycles>1</meta:editing-cycles>
    <meta:document-statistic meta:table-count="0" meta:image-count="0" meta:object-count="0" meta:page-count="2" meta:paragraph-count="45" meta:word-count="228" meta:character-count="1036" meta:non-whitespace-character-count="850"/>
    <meta:generator>LibreOffice/24.2.1.2$Windows_X86_64 LibreOffice_project/db4def46b0453cc22e2d0305797cf981b68ef5ac</meta:generator>
  </office:meta>
</office:document-meta>
</file>